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Arial-BoldMT" style:font-size-complex="20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1f0e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paragraph-rsid="0001f0e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17.5pt" style:font-weight-asian="bold" style:font-name-complex="Arial-BoldMT" style:font-size-complex="20pt" style:font-weight-complex="bold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2">
      <style:text-properties officeooo:paragraph-rsid="0001707e"/>
    </style:style>
    <style:style style:name="P9" style:family="paragraph" style:parent-style-name="List_20_Paragraph" style:list-style-name="WWNum2">
      <style:text-properties style:font-name="Times New Roman" fo:font-size="14pt" fo:language="ru" fo:country="RU" officeooo:rsid="0001f0ee" officeooo:paragraph-rsid="0001f0ee" style:font-size-asian="14pt" style:font-size-complex="14pt"/>
    </style:style>
    <style:style style:name="P10" style:family="paragraph" style:parent-style-name="List_20_Paragraph" style:list-style-name="WWNum2">
      <style:text-properties style:font-name="Times New Roman" fo:font-size="14pt" officeooo:rsid="0001f0ee" officeooo:paragraph-rsid="0001f0ee" style:font-size-asian="14pt" style:font-size-complex="14pt"/>
    </style:style>
    <style:style style:name="P11" style:family="paragraph" style:parent-style-name="List_20_Paragraph" style:list-style-name="WWNum2">
      <style:text-properties style:font-name="Times New Roman" fo:font-size="14pt" officeooo:rsid="0001707e" officeooo:paragraph-rsid="0001707e" style:font-size-asian="14pt" style:font-size-complex="14pt"/>
    </style:style>
    <style:style style:name="T1" style:family="text">
      <style:text-properties fo:language="ru" fo:country="RU" officeooo:rsid="0001707e"/>
    </style:style>
    <style:style style:name="T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Times New Roman" fo:font-size="14pt" fo:font-style="normal" officeooo:rsid="0001f0ee" style:font-size-asian="14pt" style:font-style-asian="normal" style:font-size-complex="14pt" style:font-style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1707e" style:font-size-asian="14pt" style:font-size-complex="14pt"/>
    </style:style>
    <style:style style:name="T6" style:family="text">
      <style:text-properties style:font-name="Times New Roman" fo:font-size="14pt" officeooo:rsid="0001f0e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онтрольная точка 1</text:p>
      <text:p text:style-name="P6"/>
      <text:p text:style-name="P2">Описание проекта:</text:p>
      <text:p text:style-name="P2"/>
      <text:p text:style-name="P4"><text:span text:style-name="Emphasis"><text:span text:style-name="T2"><text:tab/>Это </text:span></text:span><text:span text:style-name="Emphasis"><text:span text:style-name="T3">веб-</text:span></text:span><text:span text:style-name="Emphasis"><text:span text:style-name="T2">приложение, которое </text:span></text:span><text:span text:style-name="Emphasis"><text:span text:style-name="T3">позволяет прямо в Телеграмме использовать функцию калькулятора. Планируется как тг-бот, способный на вычисление практически любых выражений. </text:span></text:span></text:p>
      <text:p text:style-name="P5"/>
      <text:p text:style-name="P2">Этапы создания:</text:p>
      <text:p text:style-name="P1"><text:span text:style-name="T1"/></text:p>
      <text:list text:style-name="WWNum2">
        <text:list-item>
          <text:p text:style-name="P9">Ознакомиться с технологией создания тг-ботов.</text:p>
        </text:list-item>
        <text:list-item>
          <text:p text:style-name="P10">Написать простой калькулятор.</text:p>
        </text:list-item>
        <text:list-item>
          <text:p text:style-name="P10">Создать бота и интегрировать туда написанный ранее калькулятор.</text:p>
        </text:list-item>
        <text:list-item>
          <text:p text:style-name="P10">Оформить описание, кнопки, иконку бота.</text:p>
        </text:list-item>
        <text:list-item>
          <text:p text:style-name="P7"><text:span text:style-name="T4">Протестировать на ра</text:span><text:span text:style-name="T5">зных </text:span><text:span text:style-name="T6">выражениях.</text:span></text:p>
        </text:list-item>
        <text:list-item>
          <text:p text:style-name="P11">Сдать работу и выложить на гитхаб.</text:p>
          <text:p text:style-name="P8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3pt" style:font-size-asian="11.3500003814697pt" style:font-size-complex="13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емён Торгашов</meta:initial-creator>
    <meta:editing-cycles>4</meta:editing-cycles>
    <meta:creation-date>2023-11-26T12:51:00</meta:creation-date>
    <dc:date>2024-02-18T20:29:32.969000000</dc:date>
    <meta:editing-duration>PT1H57M50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63" meta:character-count="479" meta:non-whitespace-character-count="430"/>
    <meta:user-defined meta:name="AppVersion">16.0000</meta:user-defined>
    <meta:template xlink:type="simple" xlink:actuate="onRequest" xlink:title="Normal.dotm" xlink:href=""/>
  </office:meta>
</office:document-meta>
</file>